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justify" style:justify-single-word="false"/>
      <style:text-properties officeooo:paragraph-rsid="0014acb7"/>
    </style:style>
    <style:style style:name="P2" style:family="paragraph" style:parent-style-name="Heading_20_1" style:master-page-name="Standard">
      <style:paragraph-properties fo:text-align="justify" style:justify-single-word="false" style:page-number="auto"/>
      <style:text-properties fo:font-size="18pt" fo:font-weight="bold" officeooo:rsid="0006a278" officeooo:paragraph-rsid="000f6cef" style:font-size-asian="18pt" style:font-weight-asian="bold" style:font-size-complex="18pt" style:font-weight-complex="bold"/>
    </style:style>
    <style:style style:name="P3" style:family="paragraph" style:parent-style-name="Standard">
      <style:text-properties officeooo:rsid="0006a278" officeooo:paragraph-rsid="0006a278"/>
    </style:style>
    <style:style style:name="P4" style:family="paragraph" style:parent-style-name="Standard">
      <style:text-properties fo:font-weight="bold" officeooo:rsid="0006a278" officeooo:paragraph-rsid="0006a278" style:font-weight-asian="bold" style:font-weight-complex="bold"/>
    </style:style>
    <style:style style:name="P5" style:family="paragraph" style:parent-style-name="Standard">
      <style:text-properties fo:font-weight="bold" officeooo:rsid="00086edb" officeooo:paragraph-rsid="00086edb" style:font-weight-asian="bold" style:font-weight-complex="bold"/>
    </style:style>
    <style:style style:name="P6" style:family="paragraph" style:parent-style-name="Standard">
      <style:text-properties fo:font-weight="bold" officeooo:rsid="000d5ede" officeooo:paragraph-rsid="000d5ede" style:font-weight-asian="bold" style:font-weight-complex="bold"/>
    </style:style>
    <style:style style:name="P7" style:family="paragraph" style:parent-style-name="Standard">
      <style:text-properties fo:font-weight="bold" officeooo:rsid="000f6cef" officeooo:paragraph-rsid="000f6cef" style:font-weight-asian="bold" style:font-weight-complex="bold"/>
    </style:style>
    <style:style style:name="P8" style:family="paragraph" style:parent-style-name="Standard">
      <style:text-properties fo:font-weight="normal" officeooo:rsid="0006a278" officeooo:paragraph-rsid="0006a278" style:font-weight-asian="normal" style:font-weight-complex="normal"/>
    </style:style>
    <style:style style:name="P9" style:family="paragraph" style:parent-style-name="Standard">
      <style:text-properties fo:font-weight="normal" officeooo:rsid="00073d2a" officeooo:paragraph-rsid="00073d2a" style:font-weight-asian="normal" style:font-weight-complex="normal"/>
    </style:style>
    <style:style style:name="P10" style:family="paragraph" style:parent-style-name="Standard">
      <style:text-properties fo:font-weight="normal" officeooo:rsid="00086edb" officeooo:paragraph-rsid="00086edb" style:font-weight-asian="normal" style:font-weight-complex="normal"/>
    </style:style>
    <style:style style:name="P11" style:family="paragraph" style:parent-style-name="Standard">
      <style:text-properties fo:font-weight="normal" officeooo:rsid="000971fc" officeooo:paragraph-rsid="000971fc" style:font-weight-asian="normal" style:font-weight-complex="normal"/>
    </style:style>
    <style:style style:name="P12" style:family="paragraph" style:parent-style-name="Standard">
      <style:text-properties fo:font-weight="normal" officeooo:rsid="000d53d9" officeooo:paragraph-rsid="000d53d9" style:font-weight-asian="normal" style:font-weight-complex="normal"/>
    </style:style>
    <style:style style:name="P13" style:family="paragraph" style:parent-style-name="Standard">
      <style:text-properties fo:font-weight="normal" officeooo:rsid="000d5ede" officeooo:paragraph-rsid="000d5ede" style:font-weight-asian="normal" style:font-weight-complex="normal"/>
    </style:style>
    <style:style style:name="P14" style:family="paragraph" style:parent-style-name="Standard">
      <style:text-properties fo:font-weight="normal" officeooo:rsid="000f53d2" officeooo:paragraph-rsid="000f53d2" style:font-weight-asian="normal" style:font-weight-complex="normal"/>
    </style:style>
    <style:style style:name="P15" style:family="paragraph" style:parent-style-name="Standard">
      <style:text-properties fo:font-weight="normal" officeooo:rsid="000f55ae" officeooo:paragraph-rsid="000f55ae" style:font-weight-asian="normal" style:font-weight-complex="normal"/>
    </style:style>
    <style:style style:name="P16" style:family="paragraph" style:parent-style-name="Standard">
      <style:paragraph-properties fo:text-align="justify" style:justify-single-word="false"/>
      <style:text-properties officeooo:paragraph-rsid="0014acb7"/>
    </style:style>
    <style:style style:name="P17" style:family="paragraph" style:parent-style-name="List_20_Paragraph" style:list-style-name="WWNum2">
      <style:paragraph-properties fo:text-align="justify" style:justify-single-word="false"/>
      <style:text-properties fo:font-weight="normal" officeooo:rsid="000f55ae" officeooo:paragraph-rsid="0014acb7" style:font-weight-asian="normal" style:font-weight-complex="normal"/>
    </style:style>
    <style:style style:name="P18" style:family="paragraph" style:parent-style-name="List_20_Paragraph" style:list-style-name="WWNum1">
      <style:paragraph-properties fo:text-align="justify" style:justify-single-word="false"/>
      <style:text-properties fo:font-weight="normal" officeooo:rsid="00113815" officeooo:paragraph-rsid="00113815" style:font-weight-asian="normal" style:font-weight-complex="normal"/>
    </style:style>
    <style:style style:name="P19" style:family="paragraph" style:parent-style-name="List_20_Paragraph" style:list-style-name="WWNum1">
      <style:paragraph-properties fo:text-align="justify" style:justify-single-word="false"/>
      <style:text-properties officeooo:paragraph-rsid="00113815"/>
    </style:style>
    <style:style style:name="P20" style:family="paragraph" style:parent-style-name="List_20_Paragraph" style:list-style-name="WWNum2">
      <style:paragraph-properties fo:text-align="justify" style:justify-single-word="false"/>
      <style:text-properties officeooo:paragraph-rsid="0014acb7"/>
    </style:style>
    <style:style style:name="P21" style:family="paragraph" style:parent-style-name="List_20_Paragraph" style:list-style-name="WWNum3">
      <style:text-properties officeooo:paragraph-rsid="0014acb7"/>
    </style:style>
    <style:style style:name="P22" style:family="paragraph" style:parent-style-name="List_20_Paragraph">
      <style:paragraph-properties fo:margin-left="2.54cm" fo:margin-right="0cm" fo:text-align="justify" style:justify-single-word="false" fo:text-indent="0cm" style:auto-text-indent="false"/>
      <style:text-properties fo:font-weight="normal" officeooo:rsid="000f55ae" officeooo:paragraph-rsid="000f6cef" style:font-weight-asian="normal" style:font-weight-complex="normal"/>
    </style:style>
    <style:style style:name="P23" style:family="paragraph" style:parent-style-name="List_20_Paragraph" style:list-style-name="WWNum1">
      <style:paragraph-properties fo:margin-left="0cm" fo:margin-right="0cm" fo:text-align="justify" style:justify-single-word="false" fo:text-indent="0cm" style:auto-text-indent="false"/>
      <style:text-properties officeooo:paragraph-rsid="000f6cef"/>
    </style:style>
    <style:style style:name="P24" style:family="paragraph" style:parent-style-name="List_20_Paragraph" style:list-style-name="WWNum1">
      <style:paragraph-properties fo:margin-left="0cm" fo:margin-right="0cm" fo:text-align="justify" style:justify-single-word="false" fo:text-indent="0cm" style:auto-text-indent="false"/>
      <style:text-properties officeooo:paragraph-rsid="00113815"/>
    </style:style>
    <style:style style:name="P25" style:family="paragraph" style:parent-style-name="List_20_Paragraph">
      <style:paragraph-properties fo:margin-left="0cm" fo:margin-right="0cm" fo:text-align="justify" style:justify-single-word="false" fo:text-indent="0cm" style:auto-text-indent="false"/>
      <style:text-properties officeooo:paragraph-rsid="000f6cef"/>
    </style:style>
    <style:style style:name="P26" style:family="paragraph" style:parent-style-name="List_20_Paragraph">
      <style:paragraph-properties fo:margin-left="0cm" fo:margin-right="0cm" fo:text-align="justify" style:justify-single-word="false" fo:text-indent="0cm" style:auto-text-indent="false"/>
      <style:text-properties fo:font-weight="bold" officeooo:rsid="000f6cef" officeooo:paragraph-rsid="000f6cef" style:font-weight-asian="bold"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font-weight="bold" officeooo:rsid="00113815" officeooo:paragraph-rsid="00113815" style:font-weight-asian="bold" style:font-weight-complex="bold"/>
    </style:style>
    <style:style style:name="P28" style:family="paragraph" style:parent-style-name="List_20_Paragraph" style:list-style-name="WWNum1">
      <style:paragraph-properties fo:margin-left="0cm" fo:margin-right="0cm" fo:text-align="justify" style:justify-single-word="false" fo:text-indent="0cm" style:auto-text-indent="false"/>
      <style:text-properties fo:font-weight="normal" officeooo:paragraph-rsid="000f6cef"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font-weight="normal" officeooo:paragraph-rsid="000f6cef"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font-weight="normal" officeooo:rsid="00113815" officeooo:paragraph-rsid="00113815" style:font-weight-asian="normal" style:font-weight-complex="normal"/>
    </style:style>
    <style:style style:name="T1" style:family="text">
      <style:text-properties officeooo:rsid="00086edb"/>
    </style:style>
    <style:style style:name="T2" style:family="text">
      <style:text-properties officeooo:rsid="000971fc"/>
    </style:style>
    <style:style style:name="T3" style:family="text">
      <style:text-properties officeooo:rsid="000d53d9"/>
    </style:style>
    <style:style style:name="T4" style:family="text">
      <style:text-properties officeooo:rsid="000d5ede"/>
    </style:style>
    <style:style style:name="T5" style:family="text">
      <style:text-properties officeooo:rsid="000f55ae"/>
    </style:style>
    <style:style style:name="T6" style:family="text">
      <style:text-properties officeooo:rsid="000f6cef"/>
    </style:style>
    <style:style style:name="T7" style:family="text">
      <style:text-properties officeooo:rsid="00113815"/>
    </style:style>
    <style:style style:name="T8" style:family="text">
      <style:text-properties officeooo:rsid="0014acb7"/>
    </style:style>
    <text:list-style style:name="L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mpleted:</text:h>
      <text:p text:style-name="P3"/>
      <text:p text:style-name="P4">1) Windows Dense</text:p>
      <text:p text:style-name="P8"><text:s/>For Edge Density, we have used Windows of size minimum 8X8 <text:s/>and maximum size 8k1X8k2 and moved through the images we got around 2 million windows for most of the images.</text:p>
      <text:p text:style-name="P8"/>
      <text:p text:style-name="P4">2) Edge Density Score</text:p>
      <text:p text:style-name="P8">a) We first converted the image to grayscale <text:span text:style-name="T2">and using canny edge detector get image with edges.</text:span></text:p>
      <text:p text:style-name="P9">b) We then converted it to integral image ie sum image pixel values under row first then columns and then pad the image in first row and column. This is need to know how many edge values are present inside the 2 windows.</text:p>
      <text:p text:style-name="P9">c) Generate dense windows as this measure depends on thin edges which would require more precision than other cues which depent on colour contrast, saliency,etc.</text:p>
      <text:p text:style-name="P9">d) Used default theta to get inner window coordinates.</text:p>
      <text:p text:style-name="P9">e) <text:span text:style-name="T1">Compute the scores for both windows by taking difference between the pixel values of integral image in 4 coordinates of the windows.</text:span></text:p>
      <text:p text:style-name="P10">f) Calculate the area of both windows.</text:p>
      <text:p text:style-name="P10">g) Calculate the difference of area for both the windows.</text:p>
      <text:p text:style-name="P10">h) For each window the final score is calculate by product of difference in inner and outer window location and scores divided by area.</text:p>
      <text:p text:style-name="P10"/>
      <text:p text:style-name="P5">3) Multinomial Sampling</text:p>
      <text:p text:style-name="P11">a) <text:span text:style-name="T3">We sort all the windows according to scores. </text:span></text:p>
      <text:p text:style-name="P12">b) We are sampling around 100000 windows from the above by <text:span text:style-name="T4">taking a random number u between 0 and final cumulative sum of scores.</text:span></text:p>
      <text:p text:style-name="P13">c) We keep on doing binary search to find the middle element for the side which contains the random number u and include that index in our sample</text:p>
      <text:p text:style-name="P13"/>
      <text:p text:style-name="P6">4) Multi Scale Saliency <text:span text:style-name="T6">Score</text:span></text:p>
      <text:p text:style-name="P13">a) We take some range of scales and for each channel we make a saliency map channel.</text:p>
      <text:p text:style-name="P14">b) The Saliency map channel is formed by normalizing <text:s/>the image and resizing the image to the appropriate scale using bilinear approximation. </text:p>
      <text:p text:style-name="P14">c) We then find the fourier transform of this image and get log amplitude and phase and apply a square filter to smooth the log amplitude of the image.</text:p>
      <text:p text:style-name="P14">d) We get a spectral residual by getting difference of the smooth image from the log amplitude of the image.</text:p>
      <text:p text:style-name="P14">e) We then find the inverse fourier transform of the spectral residual and return the smoothed image with disk filter as a saliency map channel.</text:p>
      <text:p text:style-name="P14">f) We find the threshold map by using a threshold in the saliency map.</text:p>
      <text:p text:style-name="P14">g) We find a new saliency map by element wise multiplication of saliency map by threshold map.</text:p>
      <text:p text:style-name="P14">h) We find the integral threshold and saliency image.</text:p>
      <text:p text:style-name="P14">i) <text:span text:style-name="T5">We compute scores for threshold and saliency integral image similarly as done in edge map windows and for each window and multiply them and divide by area to get scores for each window.</text:span></text:p>
      <text:p text:style-name="P15">j) We find the indexes with positive scores and use multinomial sampling to get 100000 windows and use the scores for them.</text:p>
      <text:p text:style-name="P15"/>
      <text:p text:style-name="P7">5) Colour Contrast Score</text:p>
      <text:list xml:id="list767903298510805313" text:style-name="WWNum1">
        <text:list-item>
          <text:list>
            <text:list-header>
              <text:p text:style-name="P23"><text:span text:style-name="T6">a) </text:span>For each window, we compute a surrounding window by calculating offset value using cue parameter called theta_CC.</text:p>
              <text:p text:style-name="P23"><text:span text:style-name="T6">b) </text:span>We convert image into LAB and then compute histograms.</text:p>
              <text:p text:style-name="P23"><text:soft-page-break/><text:span text:style-name="T6">c) </text:span>Comparison of histograms is done using Chi-square distance which is stored as a score of the window.</text:p>
            </text:list-header>
          </text:list>
        </text:list-item>
      </text:list>
      <text:p text:style-name="P25"/>
      <text:p text:style-name="P26">6) Uniform Windows</text:p>
      <text:list xml:id="list153455486774151" text:continue-numbering="true" text:style-name="WWNum1">
        <text:list-item>
          <text:list>
            <text:list-header>
              <text:p text:style-name="P28"><text:span text:style-name="T6">a) </text:span>Set minimum width and height for the window which is typically 10 for each.</text:p>
              <text:p text:style-name="P28"><text:span text:style-name="T6">b) </text:span>Compute 4 random values from random() function which is based on uniform distribution. Select the window from 4 random.</text:p>
              <text:p text:style-name="P28"><text:span text:style-name="T6">c) Repeat it for 100000 times to get 100000 windows.</text:span></text:p>
            </text:list-header>
          </text:list>
        </text:list-item>
      </text:list>
      <text:p text:style-name="P29"/>
      <text:p text:style-name="P27">7) Non Max Suppression Sampling</text:p>
      <text:p text:style-name="P30">a) We sort the scores in ascending order and select the highest value score.</text:p>
      <text:list xml:id="list153454886217331" text:continue-numbering="true" text:style-name="WWNum1">
        <text:list-item>
          <text:list>
            <text:list-header>
              <text:p text:style-name="P24"><text:span text:style-name="T7">b) </text:span>For each window, compute the amount of overlap of the current window and that of window with highest score.</text:p>
              <text:p text:style-name="P24"><text:span text:style-name="T7">c) </text:span>Suppress the windows which overlap with highest score window for more than 50%.</text:p>
            </text:list-header>
          </text:list>
        </text:list-item>
      </text:list>
      <text:p text:style-name="P30">The final set of windows will contain highest scores and their relative overlapping among them is less than 50%.</text:p>
      <text:p text:style-name="P30"/>
      <text:p text:style-name="P27">8) Training Cues</text:p>
      <text:list xml:id="list153456221557358" text:continue-numbering="true" text:style-name="WWNum1">
        <text:list-item>
          <text:list>
            <text:list-header>
              <text:p text:style-name="P24"><text:span text:style-name="T7">a) </text:span>Generate Positive and Negative examples from training set: </text:p>
            </text:list-header>
          </text:list>
        </text:list-item>
        <text:list-item>
          <text:p text:style-name="P19">We generate 100000 uniform windows for a given image.</text:p>
        </text:list-item>
        <text:list-item>
          <text:p text:style-name="P19">We extract the actual object detection windows of that image from dataset.</text:p>
        </text:list-item>
        <text:list-item>
          <text:p text:style-name="P19">For each of these window-set, compute the pascal score i.e. amount of overlapping. If overlapping is high, then the generated window contains the object. Hence label it as +1; otherwise -1</text:p>
        </text:list-item>
        <text:list-item>
          <text:p text:style-name="P19"><text:span text:style-name="T7">W</text:span>indows with +1 are positive examples and with -1 are negative examples</text:p>
          <text:list>
            <text:list-header>
              <text:p text:style-name="P24"><text:span text:style-name="T7">b) </text:span>Derive loglikelihood (In progress):</text:p>
            </text:list-header>
          </text:list>
        </text:list-item>
        <text:list-item>
          <text:p text:style-name="P19"><text:span text:style-name="T7">F</text:span>or each of positive and negative examples, compute the score</text:p>
        </text:list-item>
        <text:list-item>
          <text:p text:style-name="P18">Calculate probability of positive and negative examples, and compute the log likelihood for them.<text:tab/></text:p>
        </text:list-item>
      </text:list>
      <text:p text:style-name="P22"/>
      <text:h text:style-name="P1" text:outline-level="1">Results:</text:h>
      <text:p text:style-name="P16">Without training, a default theta value: 100 is not giving proper windows around objects and the score for areas of almost constant intensity (i.e. sky, roads etc.) is high. New methods for CC score computation from LAB histograms are being tried out. Results will be accurate once we complete training phase. <text:span text:style-name="T8">Edge Density score and the multi scale saliency score also needs to be trained for the parameters to get better results.</text:span></text:p>
      <text:h text:style-name="P1" text:outline-level="1">Further work:</text:h>
      <text:list xml:id="list2674424824523575833" text:style-name="WWNum3">
        <text:list-item>
          <text:p text:style-name="P21">Learning Theta:</text:p>
          <text:list>
            <text:list-item>
              <text:p text:style-name="P21">Once we compute positive and negative log likelihood, we pick theta value that gives high probability by using naïve Bayes.</text:p>
            </text:list-item>
          </text:list>
        </text:list-item>
      </text:list>
      <text:list xml:id="list4250662095624208940" text:style-name="WWNum2">
        <text:list-item>
          <text:p text:style-name="P20">Score computation and subsequent training of SS cue parameter:</text:p>
          <text:list>
            <text:list-item>
              <text:p text:style-name="P20">SS also using NMS sampling, loglikelihood and requires positive and negative examples. These are all completed while computing theta for CC.</text:p>
            </text:list-item>
            <text:list-item>
              <text:p text:style-name="P20">In this cue, the only part that is left is score computation and training. </text:p>
            </text:list-item>
          </text:list>
        </text:list-item>
        <text:list-item>
          <text:p text:style-name="P20">Bayes integration for all the remaining cues:</text:p>
          <text:list>
            <text:list-item>
              <text:p text:style-name="P20">After computing parameter for all cues, we use naïve Bayes integration</text:p>
            </text:list-item>
          </text:list>
        </text:list-item>
        <text:list-item>
          <text:p text:style-name="P17">Testing with computed cue parameters for the images in PASCAL VOC 07 datase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1:56:51.812031265</meta:creation-date>
    <dc:date>2018-11-02T15:33:07.035234911</dc:date>
    <meta:editing-duration>PT13M18S</meta:editing-duration>
    <meta:editing-cycles>7</meta:editing-cycles>
    <meta:generator>LibreOffice/5.1.6.2$Linux_X86_64 LibreOffice_project/10m0$Build-2</meta:generator>
    <meta:document-statistic meta:table-count="0" meta:image-count="0" meta:object-count="0" meta:page-count="2" meta:paragraph-count="60" meta:word-count="946" meta:character-count="5367" meta:non-whitespace-character-count="4497"/>
  </office:meta>
</office:document-meta>
</file>